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c368b" officeooo:paragraph-rsid="001c368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c368b" officeooo:paragraph-rsid="001c368b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c368b" officeooo:paragraph-rsid="001c368b" fo:background-color="#e8f2a1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c368b"/>
    </style:style>
    <style:style style:name="P5" style:family="paragraph" style:parent-style-name="Standard">
      <style:paragraph-properties fo:text-align="start" style:justify-single-word="false"/>
      <style:text-properties officeooo:paragraph-rsid="001d2b1c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c368b" officeooo:paragraph-rsid="001c368b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c368b" officeooo:paragraph-rsid="001c368b" fo:background-color="#ddddd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c368b" officeooo:paragraph-rsid="001c368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1d2b1c" fo:background-color="#ff8000"/>
    </style:style>
    <style:style style:name="P10" style:family="paragraph" style:parent-style-name="Standard">
      <style:paragraph-properties fo:text-align="start" style:justify-single-word="false"/>
      <style:text-properties officeooo:paragraph-rsid="00204c8c"/>
    </style:style>
    <style:style style:name="P11" style:family="paragraph" style:parent-style-name="Standard">
      <style:paragraph-properties fo:text-align="start" style:justify-single-word="false"/>
      <style:text-properties officeooo:paragraph-rsid="001c368b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c368b" officeooo:paragraph-rsid="00222090" fo:background-color="#e8f2a1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officeooo:rsid="001c368b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d2b1c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04c8c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officeooo:rsid="001d2b1c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1e7cf0" style:font-weight-asian="normal" style:font-weight-complex="normal"/>
    </style:style>
    <style:style style:name="T6" style:family="text">
      <style:text-properties fo:color="#c9211e"/>
    </style:style>
    <style:style style:name="T7" style:family="text">
      <style:text-properties fo:color="#c9211e" fo:font-weight="normal" officeooo:rsid="001c368b" style:font-weight-asian="normal" style:font-weight-complex="normal"/>
    </style:style>
    <style:style style:name="T8" style:family="text">
      <style:text-properties fo:color="#c9211e" fo:font-weight="normal" officeooo:rsid="00204c8c" style:font-weight-asian="normal" style:font-weight-complex="normal"/>
    </style:style>
    <style:style style:name="T9" style:family="text">
      <style:text-properties fo:color="#c9211e" fo:font-weight="bold" officeooo:rsid="001d2b1c" style:font-weight-asian="bold" style:font-weight-complex="bold"/>
    </style:style>
    <style:style style:name="T10" style:family="text">
      <style:text-properties fo:color="#c9211e" fo:font-weight="bold" officeooo:rsid="00204c8c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c368b" style:font-weight-asian="normal" style:font-weight-complex="normal"/>
    </style:style>
    <style:style style:name="T13" style:family="text">
      <style:text-properties fo:font-weight="normal" officeooo:rsid="001d2b1c" style:font-weight-asian="normal" style:font-weight-complex="normal"/>
    </style:style>
    <style:style style:name="T14" style:family="text">
      <style:text-properties fo:font-weight="normal" officeooo:rsid="001e7cf0" style:font-weight-asian="normal" style:font-weight-complex="normal"/>
    </style:style>
    <style:style style:name="T15" style:family="text">
      <style:text-properties fo:font-weight="normal" officeooo:rsid="00204c8c" style:font-weight-asian="normal" style:font-weight-complex="normal"/>
    </style:style>
    <style:style style:name="T16" style:family="text">
      <style:text-properties fo:font-weight="normal" officeooo:rsid="00222090" style:font-weight-asian="normal" style:font-weight-complex="normal"/>
    </style:style>
    <style:style style:name="T17" style:family="text">
      <style:text-properties officeooo:rsid="00204c8c"/>
    </style:style>
    <style:style style:name="T18" style:family="text">
      <style:text-properties officeooo:rsid="002220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CD – règles de gestion</text:p>
      <text:p text:style-name="P1"/>
      <text:p text:style-name="P6">A – relation user / booking</text:p>
      <text:p text:style-name="P4"><text:span text:style-name="T12">1. Un utilisateur peut effectuer 1 ou </text:span><text:span text:style-name="T8">N</text:span><text:span text:style-name="T12"> booking.</text:span></text:p>
      <text:p text:style-name="P2">2. Un booking peut être effectué par <text:span text:style-name="T6">1</text:span> seul et unique utilisateur.</text:p>
      <text:p text:style-name="P3">=&gt; Relation 1-n</text:p>
      <text:p text:style-name="P2"/>
      <text:p text:style-name="P6">B – relation booking / cottage</text:p>
      <text:p text:style-name="P4"><text:span text:style-name="T12">1. Un booking concerne </text:span><text:span text:style-name="T7">1</text:span><text:span text:style-name="T12"> seul cottage.</text:span></text:p>
      <text:p text:style-name="P4"><text:span text:style-name="T12">2. Un cottage peut être concerné par 0 ou </text:span><text:span text:style-name="T8">N</text:span><text:span text:style-name="T12"> booking.</text:span></text:p>
      <text:p text:style-name="P3">=&gt; Relation 1-n</text:p>
      <text:p text:style-name="P3"/>
      <text:p text:style-name="P5"><text:span text:style-name="T2">C</text:span><text:span text:style-name="T1"> – relation </text:span><text:span text:style-name="T2">cottage / booked_date</text:span></text:p>
      <text:p text:style-name="P5"><text:span text:style-name="T12">1. Un </text:span><text:span text:style-name="T13">cottage</text:span><text:span text:style-name="T12"> </text:span><text:span text:style-name="T13">peut être concerné par 0 ou </text:span><text:span text:style-name="T10">N</text:span><text:span text:style-name="T13"> booked_date</text:span><text:span text:style-name="T12">.</text:span></text:p>
      <text:p text:style-name="P5"><text:span text:style-name="T12">2. Un</text:span><text:span text:style-name="T13">e booked_date concerne 1 ou </text:span><text:span text:style-name="T10">N</text:span><text:span text:style-name="T12"> cottage.</text:span></text:p>
      <text:p text:style-name="P9"><text:span text:style-name="T12">=&gt; Relation </text:span><text:span text:style-name="T13">n-m : création d’une table intermédiaire « </text:span><text:span text:style-name="T4">cottage_</text:span><text:span text:style-name="T5">has</text:span><text:span text:style-name="T4">_booked_date</text:span><text:span text:style-name="T13"> »</text:span></text:p>
      <text:p text:style-name="P9"><text:span text:style-name="T13"/></text:p>
      <text:p text:style-name="P10"><text:span text:style-name="T3">D</text:span><text:span text:style-name="T1"> – </text:span><text:span text:style-name="T3">donkey_ride</text:span><text:span text:style-name="T2"> / book</text:span><text:span text:style-name="T3">ing</text:span></text:p>
      <text:p text:style-name="P10"><text:span text:style-name="T12">1. </text:span><text:span text:style-name="T15">Un donkey_ride peut être </text:span><text:span text:style-name="T16">compris dans</text:span><text:span text:style-name="T15"> 0 </text:span><text:span text:style-name="T16">ou</text:span><text:span text:style-name="T15"> </text:span><text:span text:style-name="T10">N</text:span><text:span text:style-name="T15"> booking.</text:span></text:p>
      <text:p text:style-name="P10"><text:span text:style-name="T15">2. Un booking peut </text:span><text:span text:style-name="T16">comprendre</text:span><text:span text:style-name="T15"> 0 ou </text:span><text:span text:style-name="T10">1</text:span><text:span text:style-name="T15"> don</text:span><text:span text:style-name="T16">key_ride</text:span></text:p>
      <text:p text:style-name="P12"><text:span text:style-name="T16">=&gt; Relation 1-n</text:span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6T10:19:15.959475234</meta:creation-date>
    <dc:date>2022-07-16T14:33:45.031735246</dc:date>
    <meta:editing-duration>PT9M2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121" meta:character-count="671" meta:non-whitespace-character-count="562"/>
  </office:meta>
</office:document-meta>
</file>